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DejaVu Sans Mono" svg:font-family="'DejaVu Sans Mono'"/>
    <style:font-face style:name="OpenSymbol1" svg:font-family="OpenSymbol, 'Arial Unicode MS'"/>
    <style:font-face style:name="DejaVu Sans Mono1" svg:font-family="'DejaVu Sans Mono'" style:font-family-generic="modern"/>
    <style:font-face style:name="Liberation Mono" svg:font-family="'Liberation Mono', 'Courier New'" style:font-family-generic="modern"/>
    <style:font-face style:name="Arial" svg:font-family="Arial, Helvetica" style:font-family-generic="swiss"/>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44in" table:align="left" style:writing-mode="lr-tb"/>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326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6944in" table:align="left" style:writing-mode="lr-tb"/>
    </style:style>
    <style:style style:name="Table2.A" style:family="table-column">
      <style:table-column-properties style:column-width="3.3465in"/>
    </style:style>
    <style:style style:name="Table2.B" style:family="table-column">
      <style:table-column-properties style:column-width="3.3479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B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6944in" table:align="left" style:writing-mode="lr-tb"/>
    </style:style>
    <style:style style:name="Table3.A" style:family="table-column">
      <style:table-column-properties style:column-width="3.3465in"/>
    </style:style>
    <style:style style:name="Table3.B" style:family="table-column">
      <style:table-column-properties style:column-width="3.3479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Text_20_body">
      <style:text-properties officeooo:rsid="0009cb0e" officeooo:paragraph-rsid="0009cb0e"/>
    </style:style>
    <style:style style:name="P2" style:family="paragraph" style:parent-style-name="Text_20_body">
      <style:text-properties officeooo:rsid="0009cb0e" officeooo:paragraph-rsid="001178d0"/>
    </style:style>
    <style:style style:name="P3" style:family="paragraph" style:parent-style-name="Text_20_body">
      <style:text-properties officeooo:paragraph-rsid="0009cb0e"/>
    </style:style>
    <style:style style:name="P4" style:family="paragraph" style:parent-style-name="Text_20_body">
      <style:text-properties officeooo:rsid="0009e0fa" officeooo:paragraph-rsid="000c5bba"/>
    </style:style>
    <style:style style:name="P5" style:family="paragraph" style:parent-style-name="Text_20_body">
      <style:text-properties officeooo:rsid="000d8d90" officeooo:paragraph-rsid="000d8d90"/>
    </style:style>
    <style:style style:name="P6" style:family="paragraph" style:parent-style-name="Text_20_body">
      <style:text-properties fo:font-variant="normal" fo:text-transform="none" fo:color="#222222" style:font-name="Arial" fo:font-size="10pt" fo:letter-spacing="normal" fo:font-style="normal" fo:font-weight="normal" officeooo:paragraph-rsid="001178d0" style:font-size-asian="10pt" style:font-style-asian="normal" style:font-weight-asian="normal" style:font-name-complex="Arial"/>
    </style:style>
    <style:style style:name="P7" style:family="paragraph" style:parent-style-name="Text_20_body">
      <style:text-properties officeooo:paragraph-rsid="001178d0"/>
    </style:style>
    <style:style style:name="P8" style:family="paragraph" style:parent-style-name="Text_20_body">
      <style:text-properties officeooo:rsid="00101ee7" officeooo:paragraph-rsid="001178d0"/>
    </style:style>
    <style:style style:name="P9" style:family="paragraph" style:parent-style-name="Text_20_body">
      <style:text-properties officeooo:rsid="000c5bba" officeooo:paragraph-rsid="001178d0"/>
    </style:style>
    <style:style style:name="P10" style:family="paragraph" style:parent-style-name="Text_20_body">
      <style:text-properties officeooo:rsid="0012fc04" officeooo:paragraph-rsid="0012fc04"/>
    </style:style>
    <style:style style:name="P11" style:family="paragraph" style:parent-style-name="Text_20_body">
      <style:text-properties officeooo:rsid="00140b01" officeooo:paragraph-rsid="00140b01"/>
    </style:style>
    <style:style style:name="P12" style:family="paragraph" style:parent-style-name="Text_20_body">
      <style:text-properties officeooo:paragraph-rsid="00173365"/>
    </style:style>
    <style:style style:name="P13" style:family="paragraph" style:parent-style-name="Text_20_body">
      <style:text-properties officeooo:rsid="00196648" officeooo:paragraph-rsid="00196648"/>
    </style:style>
    <style:style style:name="P14" style:family="paragraph" style:parent-style-name="Text_20_body">
      <style:text-properties officeooo:paragraph-rsid="00196648"/>
    </style:style>
    <style:style style:name="P15" style:family="paragraph" style:parent-style-name="Text_20_body">
      <style:text-properties officeooo:rsid="001c06be" officeooo:paragraph-rsid="001c06be"/>
    </style:style>
    <style:style style:name="P16" style:family="paragraph" style:parent-style-name="Text_20_body">
      <style:text-properties officeooo:rsid="001c79a0" officeooo:paragraph-rsid="001c79a0"/>
    </style:style>
    <style:style style:name="P17" style:family="paragraph" style:parent-style-name="Text_20_body">
      <style:paragraph-properties fo:break-before="page"/>
      <style:text-properties officeooo:rsid="0009cb0e" officeooo:paragraph-rsid="0009cb0e"/>
    </style:style>
    <style:style style:name="P18" style:family="paragraph" style:parent-style-name="Title">
      <style:text-properties officeooo:rsid="00096296" officeooo:paragraph-rsid="00096296"/>
    </style:style>
    <style:style style:name="P19" style:family="paragraph" style:parent-style-name="Table_20_Contents">
      <style:paragraph-properties style:snap-to-layout-grid="false"/>
      <style:text-properties officeooo:paragraph-rsid="001178d0"/>
    </style:style>
    <style:style style:name="P20" style:family="paragraph" style:parent-style-name="Table_20_Contents">
      <style:paragraph-properties fo:text-align="center" style:justify-single-word="false"/>
      <style:text-properties fo:font-weight="bold" officeooo:paragraph-rsid="001178d0" style:font-weight-asian="bold" style:font-weight-complex="bold"/>
    </style:style>
    <style:style style:name="P21" style:family="paragraph" style:parent-style-name="Table_20_Contents">
      <style:paragraph-properties fo:text-align="end" style:justify-single-word="false"/>
      <style:text-properties officeooo:paragraph-rsid="001178d0"/>
    </style:style>
    <style:style style:name="P22" style:family="paragraph" style:parent-style-name="Table_20_Contents">
      <style:text-properties officeooo:paragraph-rsid="001178d0"/>
    </style:style>
    <style:style style:name="P23" style:family="paragraph" style:parent-style-name="Table_20_Contents">
      <style:paragraph-properties fo:text-align="center" style:justify-single-word="false"/>
      <style:text-properties style:text-line-through-style="none" style:text-line-through-type="none" style:text-underline-style="none" fo:font-weight="bold" officeooo:paragraph-rsid="001178d0" style:font-weight-asian="bold" style:font-weight-complex="bold"/>
    </style:style>
    <style:style style:name="P24" style:family="paragraph" style:parent-style-name="Table_20_Contents">
      <style:paragraph-properties fo:text-align="end" style:justify-single-word="false"/>
      <style:text-properties officeooo:rsid="00148404" officeooo:paragraph-rsid="00148404"/>
    </style:style>
    <style:style style:name="P25" style:family="paragraph" style:parent-style-name="Table_20_Contents">
      <style:paragraph-properties fo:text-align="end" style:justify-single-word="false"/>
      <style:text-properties officeooo:rsid="00196648" officeooo:paragraph-rsid="00196648"/>
    </style:style>
    <style:style style:name="P26"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27" style:family="paragraph" style:parent-style-name="Preformatted_20_Text">
      <style:text-properties fo:color="#000000" style:font-name="DejaVu Sans Mono" fo:font-size="11.3000001907349pt" officeooo:paragraph-rsid="001178d0"/>
    </style:style>
    <style:style style:name="P28" style:family="paragraph" style:parent-style-name="Preformatted_20_Text">
      <loext:graphic-properties draw:fill="solid" draw:fill-color="#ffffff" draw:opacity="100%"/>
      <style:paragraph-properties fo:background-color="#ffffff"/>
      <style:text-properties fo:color="#000000"/>
    </style:style>
    <style:style style:name="P2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style:style>
    <style:style style:name="P30" style:family="paragraph" style:parent-style-name="Text_20_body" style:list-style-name="L1">
      <style:text-properties officeooo:rsid="0009cb0e" officeooo:paragraph-rsid="0009cb0e"/>
    </style:style>
    <style:style style:name="P31" style:family="paragraph" style:parent-style-name="Text_20_body" style:list-style-name="L2">
      <style:text-properties officeooo:rsid="000d8d90" officeooo:paragraph-rsid="000d8d90"/>
    </style:style>
    <style:style style:name="P32" style:family="paragraph" style:parent-style-name="Text_20_body" style:list-style-name="WW8Num4">
      <style:text-properties officeooo:paragraph-rsid="001178d0"/>
    </style:style>
    <style:style style:name="P33" style:family="paragraph" style:parent-style-name="Heading_20_1">
      <style:text-properties officeooo:rsid="0009cb0e" officeooo:paragraph-rsid="0009cb0e"/>
    </style:style>
    <style:style style:name="P34" style:family="paragraph" style:parent-style-name="Heading_20_1">
      <style:text-properties officeooo:rsid="0009e0fa" officeooo:paragraph-rsid="0009e0fa"/>
    </style:style>
    <style:style style:name="P35" style:family="paragraph" style:parent-style-name="Heading_20_1">
      <style:text-properties officeooo:paragraph-rsid="001178d0"/>
    </style:style>
    <style:style style:name="P36" style:family="paragraph">
      <style:paragraph-properties fo:margin-left="0in" fo:margin-right="0in" fo:margin-top="0in" fo:margin-bottom="0in" fo:line-height="100%" fo:text-align="start" fo:text-indent="0in" style:writing-mode="lr-tb"/>
    </style:style>
    <style:style style:name="P37" style:family="paragraph">
      <loext:graphic-properties draw:fill="solid" draw:fill-color="#7fff00"/>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00fff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writing-mode="lr-tb"/>
    </style:style>
    <style:style style:name="P40" style:family="paragraph">
      <loext:graphic-properties draw:fill="solid" draw:fill-color="#007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007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00a8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003f4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ffff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ff7f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9cb0e"/>
    </style:style>
    <style:style style:name="T2" style:family="text">
      <style:text-properties officeooo:rsid="000c5bba"/>
    </style:style>
    <style:style style:name="T3" style:family="text">
      <style:text-properties officeooo:rsid="0011514c"/>
    </style:style>
    <style:style style:name="T4" style:family="text">
      <style:text-properties fo:font-variant="normal" fo:text-transform="none" fo:color="#000000" fo:letter-spacing="normal" fo:font-style="normal" fo:font-weight="normal" officeooo:rsid="00173365" style:font-style-asian="normal" style:font-weight-asian="normal"/>
    </style:style>
    <style:style style:name="T5" style:family="text">
      <style:text-properties fo:color="#000080" style:font-name="DejaVu Sans Mono" fo:font-size="11.3000001907349pt" fo:font-weight="bold" fo:background-color="#efefef" loext:char-shading-value="0"/>
    </style:style>
    <style:style style:name="T6" style:family="text">
      <style:text-properties fo:color="#000080" fo:font-size="11.5pt" fo:font-weight="bold" fo:background-color="#efefef" loext:char-shading-value="0" style:font-size-asian="11.5pt" style:font-name-complex="DejaVu Sans Mono"/>
    </style:style>
    <style:style style:name="T7" style:family="text">
      <style:text-properties fo:color="#000080" fo:font-weight="bold" fo:background-color="#efefef" loext:char-shading-value="0"/>
    </style:style>
    <style:style style:name="T8" style:family="text">
      <style:text-properties fo:color="#0000ff" style:font-name="DejaVu Sans Mono" fo:font-size="11.3000001907349pt" fo:font-weight="bold" fo:background-color="#efefef" loext:char-shading-value="0"/>
    </style:style>
    <style:style style:name="T9" style:family="text">
      <style:text-properties fo:color="#0000ff" fo:font-size="11.5pt" fo:font-weight="bold" fo:background-color="#efefef" loext:char-shading-value="0" style:font-size-asian="11.5pt" style:font-name-complex="DejaVu Sans Mono"/>
    </style:style>
    <style:style style:name="T10" style:family="text">
      <style:text-properties fo:color="#0000ff" fo:font-weight="bold" fo:background-color="#efefef" loext:char-shading-value="0"/>
    </style:style>
    <style:style style:name="T11" style:family="text">
      <style:text-properties fo:color="#008000" style:font-name="DejaVu Sans Mono" fo:font-size="11.3000001907349pt" fo:font-weight="bold" fo:background-color="#efefef" loext:char-shading-value="0"/>
    </style:style>
    <style:style style:name="T12" style:family="text">
      <style:text-properties fo:color="#008000" style:font-name="DejaVu Sans Mono" fo:font-size="11.3000001907349pt" fo:font-weight="bold" officeooo:rsid="001c06be" fo:background-color="#efefef" loext:char-shading-value="0"/>
    </style:style>
    <style:style style:name="T13" style:family="text">
      <style:text-properties fo:color="#008000" fo:font-size="11.5pt" fo:font-weight="bold" fo:background-color="#efefef" loext:char-shading-value="0" style:font-size-asian="11.5pt" style:font-name-complex="DejaVu Sans Mono"/>
    </style:style>
    <style:style style:name="T14" style:family="text">
      <style:text-properties fo:color="#008000" fo:font-weight="bold" fo:background-color="#efefef" loext:char-shading-value="0"/>
    </style:style>
    <style:style style:name="T15" style:family="text">
      <style:text-properties style:font-name="Liberation Serif1" style:font-name-complex="Liberation Serif1"/>
    </style:style>
    <style:style style:name="T16" style:family="text">
      <style:text-properties officeooo:rsid="0012fc04"/>
    </style:style>
    <style:style style:name="T17" style:family="text">
      <style:text-properties officeooo:rsid="00140b01"/>
    </style:style>
    <style:style style:name="T18" style:family="text">
      <style:text-properties officeooo:rsid="00148404"/>
    </style:style>
    <style:style style:name="T19" style:family="text">
      <style:text-properties officeooo:rsid="001535f3"/>
    </style:style>
    <style:style style:name="T20" style:family="text">
      <style:text-properties officeooo:rsid="00173365"/>
    </style:style>
    <style:style style:name="T21" style:family="text">
      <style:text-properties fo:background-color="#efefef" loext:char-shading-value="0"/>
    </style:style>
    <style:style style:name="T22" style:family="text">
      <style:text-properties fo:font-weight="bold" style:font-weight-asian="bold" style:font-weight-complex="bold"/>
    </style:style>
    <style:style style:name="T23" style:family="text">
      <style:text-properties fo:font-weight="bold" officeooo:rsid="00186607" style:font-weight-asian="bold" style:font-weight-complex="bold"/>
    </style:style>
    <style:style style:name="T24" style:family="text">
      <style:text-properties fo:font-size="11.5pt" fo:background-color="#efefef" loext:char-shading-value="0" style:font-size-asian="11.5pt" style:font-name-complex="DejaVu Sans Mono"/>
    </style:style>
    <style:style style:name="T25" style:family="text">
      <style:text-properties style:font-name="DejaVu Sans Mono" fo:font-size="11.3000001907349pt"/>
    </style:style>
    <style:style style:name="T26" style:family="text">
      <style:text-properties style:font-name="DejaVu Sans Mono" fo:font-size="11.3000001907349pt" fo:background-color="#efefef" loext:char-shading-value="0"/>
    </style:style>
    <style:style style:name="T27" style:family="text">
      <style:text-properties officeooo:rsid="00186607"/>
    </style:style>
    <style:style style:name="T28" style:family="text">
      <style:text-properties officeooo:rsid="00196648"/>
    </style:style>
    <style:style style:name="T29" style:family="text">
      <style:text-properties officeooo:rsid="001aca7f"/>
    </style:style>
    <style:style style:name="T30" style:family="text">
      <style:text-properties officeooo:rsid="001c06be"/>
    </style:style>
    <style:style style:name="T31" style:family="text">
      <style:text-properties officeooo:rsid="001c79a0"/>
    </style:style>
    <style:style style:name="T32" style:family="text">
      <style:text-properties officeooo:rsid="001d5cb8"/>
    </style:style>
    <style:style style:name="T33" style:family="text">
      <style:text-properties officeooo:rsid="001dc7a1"/>
    </style:style>
    <style:style style:name="T34" style:family="text">
      <style:text-properties officeooo:rsid="001e10eb"/>
    </style:style>
    <style:style style:name="T3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fff00" draw:textarea-horizontal-align="justify" draw:textarea-vertical-align="top" draw:auto-grow-height="false" fo:min-height="1.6583in" fo:min-width="5.914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00ffff" draw:textarea-horizontal-align="justify" draw:textarea-vertical-align="top" draw:auto-grow-height="false" fo:min-height="2.5846in" fo:min-width="5.78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ed_20__28_var_29__20_5"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717in" fo:min-width="1.110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ed_20__28_var_29__20_6"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319in" fo:min-width="1.11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ed_20__28_var_29__20_7"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319in" fo:min-width="1.11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ed_20__28_var_29__20_8"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6102in" fo:min-width="1.1091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9"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ed_20__28_var_29__20_10"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ed_20__28_var_29__20_11"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ed_20__28_var_29__20_12"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ed_20__28_var_29__20_13"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77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14"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9409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15"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940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16" svg:stroke-width="0in" svg:stroke-color="#3465a4" draw:marker-start="" draw:marker-start-width="0.0783in" draw:marker-start-center="false" draw:marker-end="" draw:marker-end-width="0.0783in" draw:marker-end-center="false" draw:fill="solid" draw:fill-color="#003f40" draw:textarea-horizontal-align="justify" draw:textarea-vertical-align="middle" draw:auto-grow-height="false" fo:min-height="0.6299in" fo:min-width="0.246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ed_20__28_var_29__20_17"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5717in" fo:min-width="1.9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18"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19"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20"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21" svg:stroke-width="0in" svg:stroke-color="#3465a4" draw:marker-start="" draw:marker-start-width="0.0783in" draw:marker-start-center="false" draw:marker-end="" draw:marker-end-width="0.0783in" draw:marker-end-center="false" draw:fill="solid" draw:fill-color="#ff7f00" draw:textarea-horizontal-align="justify" draw:textarea-vertical-align="middle" draw:auto-grow-height="false" fo:min-height="0.628in" fo:min-width="1.657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Fraud Detection <text:span text:style-name="T1">Design</text:span></text:p>
      <text:p text:style-name="P1">The following solution describes the Fraud Detection application which is part of the Hazelcast certificaton process. The solution is based on the skeleton given by Hazelcast. Nothing of the skeleton was subject of change for this solution.</text:p>
      <text:p text:style-name="P7">Enabling the HD Memory feature resulted in the following error message:</text:p>
      <text:p text:style-name="P6">java.lang.IllegalStateException: Offheap storage is not enabled! Please set 'hazelcast.elastic.memory.enabled' to true</text:p>
      <text:p text:style-name="P2">Therefore I upgraded the application from <text:span text:style-name="T16">using</text:span> Hazelcast 3.5.1 to <text:span text:style-name="T16">use</text:span> Hazelcast 3.8.2.</text:p>
      <text:h text:style-name="P33" text:outline-level="1">Overview</text:h>
      <text:p text:style-name="P3"><draw:g text:anchor-type="paragraph" draw:z-index="0" draw:name="Shape1" draw:style-name="gr1"><draw:custom-shape draw:style-name="gr2" draw:text-style-name="P37" svg:width="6.1122in" svg:height="1.7571in" svg:x="0.1772in" svg:y="3.6209in"><text:p text:style-name="P36"><text:span text:style-name="T35">Lines</text:span></text:p><draw:enhanced-geometry svg:viewBox="0 0 21600 21600" draw:type="rectangle" draw:enhanced-path="M 0 0 L 21600 0 21600 21600 0 21600 0 0 Z N"/></draw:custom-shape><draw:custom-shape draw:style-name="gr3" draw:text-style-name="P38" svg:width="5.9862in" svg:height="2.6835in" svg:x="0.1535in" svg:y="-0.0299in"><text:p text:style-name="P36"><text:span text:style-name="T35">Hazelcast </text:span><text:span text:style-name="T35">Cluster</text:span></text:p><draw:enhanced-geometry svg:viewBox="0 0 21600 21600" draw:type="rectangle" draw:enhanced-path="M 0 0 L 21600 0 21600 21600 0 21600 0 0 Z N"/></draw:custom-shape><draw:custom-shape draw:style-name="gr4" draw:text-style-name="P40" svg:width="1.3079in" svg:height="0.6705in" svg:x="2.4291in" svg:y="0.1681in"><text:p text:style-name="P39"><text:span text:style-name="T35">Node </text:span><text:span text:style-name="T35">1</text:span></text:p><draw:enhanced-geometry svg:viewBox="0 0 21600 21600" draw:type="rectangle" draw:enhanced-path="M 0 0 L 21600 0 21600 21600 0 21600 0 0 Z N"/></draw:custom-shape><draw:custom-shape draw:style-name="gr5" draw:text-style-name="P40" svg:width="1.3079in" svg:height="0.6307in" svg:x="4.5354in" svg:y="0.9972in"><text:p text:style-name="P39"><text:span text:style-name="T35">No</text:span><text:span text:style-name="T35">de </text:span><text:span text:style-name="T35">4</text:span></text:p><draw:enhanced-geometry svg:viewBox="0 0 21600 21600" draw:type="rectangle" draw:enhanced-path="M 0 0 L 21600 0 21600 21600 0 21600 0 0 Z N"/></draw:custom-shape><draw:custom-shape draw:style-name="gr6" draw:text-style-name="P40" svg:width="1.3079in" svg:height="0.6307in" svg:x="2.4291in" svg:y="1.8654in"><text:p text:style-name="P39"><text:span text:style-name="T35">Node </text:span><text:span text:style-name="T35">3</text:span></text:p><draw:enhanced-geometry svg:viewBox="0 0 21600 21600" draw:type="rectangle" draw:enhanced-path="M 0 0 L 21600 0 21600 21600 0 21600 0 0 Z N"/></draw:custom-shape><draw:custom-shape draw:style-name="gr7" draw:text-style-name="P40" svg:width="1.3067in" svg:height="0.7094in" svg:x="0.3646in" svg:y="0.9972in"><text:p text:style-name="P39"><text:span text:style-name="T35">Node 2</text:span></text:p><draw:enhanced-geometry svg:viewBox="0 0 21600 21600" draw:type="rectangle" draw:enhanced-path="M 0 0 L 21600 0 21600 21600 0 21600 0 0 Z N"/></draw:custom-shape><draw:connector draw:style-name="gr8" draw:text-style-name="P41" draw:type="line" svg:x1="4.1374in" svg:y1="0.4421in" svg:x2="4.6917in" svg:y2="0.8276in" svg:d="M10509 1123l1408 979" svg:viewBox="0 0 1409 981"><text:p/></draw:connector><draw:connector draw:style-name="gr9" draw:text-style-name="P41" draw:type="line" svg:x1="4.1488in" svg:y1="2.2693in" svg:x2="4.8323in" svg:y2="1.8626in" svg:d="M10538 5764l1736-1033" svg:viewBox="0 0 1737 1035"><text:p/></draw:connector><draw:connector draw:style-name="gr10" draw:text-style-name="P41" draw:type="line" svg:x1="1.0598in" svg:y1="1.8535in" svg:x2="1.9909in" svg:y2="2.198in" svg:d="M2692 4708l2365 875" svg:viewBox="0 0 2367 877"><text:p/></draw:connector><draw:connector draw:style-name="gr11" draw:text-style-name="P41" draw:type="line" svg:x1="1.0051in" svg:y1="0.6957in" svg:x2="1.9724in" svg:y2="0.4008in" svg:d="M2553 1767l2457-749" svg:viewBox="0 0 2459 751"><text:p/></draw:connector><draw:custom-shape draw:style-name="gr12" draw:text-style-name="P42" svg:width="0.9697in" svg:height="1.263in" svg:x="0.4307in" svg:y="3.9492in"><text:p text:style-name="P39"><text:span text:style-name="T35">Server 1</text:span></text:p><draw:enhanced-geometry svg:viewBox="0 0 21600 21600" draw:type="rectangle" draw:enhanced-path="M 0 0 L 21600 0 21600 21600 0 21600 0 0 Z N"/></draw:custom-shape><draw:custom-shape draw:style-name="gr13" draw:text-style-name="P42" svg:width="1.1386in" svg:height="1.263in" svg:x="2.5591in" svg:y="3.9492in"><text:p text:style-name="P39"><text:span text:style-name="T35">Server 2</text:span></text:p><draw:enhanced-geometry svg:viewBox="0 0 21600 21600" draw:type="rectangle" draw:enhanced-path="M 0 0 L 21600 0 21600 21600 0 21600 0 0 Z N"/></draw:custom-shape><draw:custom-shape draw:style-name="gr14" draw:text-style-name="P42" svg:width="1.1378in" svg:height="1.263in" svg:x="4.6461in" svg:y="3.9492in"><text:p text:style-name="P39"><text:span text:style-name="T35">Server 3</text:span></text:p><draw:enhanced-geometry svg:viewBox="0 0 21600 21600" draw:type="rectangle" draw:enhanced-path="M 0 0 L 21600 0 21600 21600 0 21600 0 0 Z N"/></draw:custom-shape><draw:custom-shape draw:style-name="gr15" draw:text-style-name="P43" svg:width="0.887in" svg:height="0.9094in" svg:x="2.6815in" svg:y="2.6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44" svg:width="2.1087in" svg:height="0.6705in" svg:x="2.1071in" svg:y="6.048in"><text:p text:style-name="P39"><text:span text:style-name="T35">Load Balancer</text:span></text:p><draw:enhanced-geometry svg:viewBox="0 0 21600 21600" draw:type="rectangle" draw:enhanced-path="M 0 0 L 21600 0 21600 21600 0 21600 0 0 Z N"/></draw:custom-shape><draw:line draw:style-name="gr17" draw:text-style-name="P41" svg:x1="2.0921in" svg:y1="6.048in" svg:x2="1.2913in" svg:y2="5.4957in"><text:p/></draw:line><draw:line draw:style-name="gr18" draw:text-style-name="P41" svg:x1="3.1886in" svg:y1="6.0476in" svg:x2="3.1886in" svg:y2="5.4559in"><text:p/></draw:line><draw:line draw:style-name="gr19" draw:text-style-name="P41" svg:x1="4.1996in" svg:y1="6.0484in" svg:x2="5.0004in" svg:y2="5.535in"><text:p/></draw:line><draw:custom-shape draw:style-name="gr20" draw:text-style-name="P45" svg:width="3.7094in" svg:height="0.8295in" svg:x="1.3445in" svg:y="6.9157in"><text:p text:style-name="P39"><text:span text:style-name="T35">Incomi</text:span><text:span text:style-name="T35">ng </text:span></text:p><text:p text:style-name="P39"><text:span text:style-name="T35">Trans</text:span><text:span text:style-name="T35">action</text:span><text:span text:style-name="T35">s</text:spa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
      <text:p text:style-name="P17">The solution consists of two parts</text:p>
      <text:list xml:id="list1198080692" text:style-name="L1">
        <text:list-item>
          <text:p text:style-name="P30">Hazelcast <text:span text:style-name="T3">c</text:span>luster for storing historical transactions</text:p>
        </text:list-item>
        <text:list-item>
          <text:p text:style-name="P30">Lines of Fraud Detection servers for processing incoming transactions for the detection of a fraud on each transaction</text:p>
        </text:list-item>
      </text:list>
      <text:h text:style-name="P34" text:outline-level="1">Design of Distributed Data Structure</text:h>
      <text:p text:style-name="P4">The distributed data consists of 30 million credit card each having 20 historical transactions. <text:span text:style-name="T2">The data structure is a simple 1:N relationship from credit card number to transactions. This use case did match with a distributed Map, one of the main features of Hazelcast.</text:span></text:p>
      <text:p text:style-name="P5">I thought about the following choices</text:p>
      <text:list xml:id="list2003092016" text:style-name="L2">
        <text:list-item>
          <text:p text:style-name="P31">IMap&lt;String,List&lt;Transaction&gt;&gt; , <text:s/>credit card number as key and a list of transactions as value</text:p>
        </text:list-item>
        <text:list-item>
          <text:p text:style-name="P31">IMap&lt;String,Transaction&gt;, credit card number + counter as key and a single transaction as value</text:p>
        </text:list-item>
        <text:list-item>
          <text:p text:style-name="P31"><text:s/>MultiMap&lt;String,Transaction&gt;, credit card number as key and Transaction as value</text:p>
        </text:list-item>
      </text:list>
      <text:h text:style-name="Heading_20_3" text:outline-level="3">Which components used and why</text:h>
      <text:p text:style-name="P7">First I preferred the MultiMap solution, because of the possibility to add or remove a single transaction without transporting the whole list over the network. However, this solution does not support the NATIVE format. </text:p>
      <text:p text:style-name="P7">Finally I preferred the Map&lt;String, List&lt;Transaction&gt;&gt; solution over the Map&lt;String, Transaction&gt; solution, because I can get the whole bunch of Transactions related to a single credit card in a single network round trip.</text:p>
      <text:p text:style-name="P7">The eviction challenge I solved with a MapInterceptor, which removes the expired transaction in its interceptGet method. Later the server puts the sent transactions back to the <text:s/>distributed map when he adds the new one.</text:p>
      <text:p text:style-name="P9">For not starting Fraud Detection process during initialization phase of the cluster, a distributed lock is used. Clients my check the lock’s state to ensure initialization has terminated.</text:p>
      <text:h text:style-name="Heading_20_1" text:outline-level="1">Measurement of the Size of a Transaction</text:h>
      <text:p text:style-name="P10">To measure the size of a single transaction I wrote a little Java main program which creates an transaction and serializes it with Hazelcasts proposed Dataserializabl’s writeData method. <text:span text:style-name="T17">The result is: a transaction can be serialized to 80 bytes.</text:span></text:p>
      <text:p text:style-name="P11">All calculations in this document are done based on the measured size of a <text:span text:style-name="T34">a list of 20</text:span> transaction<text:span text:style-name="T34">s and their size is 1616 bytes</text:span>.</text:p>
      <text:h text:style-name="Heading_20_1" text:outline-level="1"><text:soft-page-break/>How does this solution scale for TPS and Latency</text:h>
      <text:p text:style-name="P7">For every fraud detection check the application needs to get the 20 transactions from the cluster over the network. The transaction object itself has a size of approx. <text:span text:style-name="T18">80</text:span> bytes, so 20 transactions are <text:span text:style-name="T18">1600</text:span> bytes or <text:span text:style-name="T18">12800</text:span> bits. </text:p>
      <text:p text:style-name="P7">On a 100Mb/s network connection between the cluster and a server, and taking the TCP/IP and Ethernet overhead of approx. 8% into account:</text:p>
      <text:p text:style-name="P7">100000 / <text:span text:style-name="T18">12</text:span>.<text:span text:style-name="T18">8</text:span> * 0.92 = <text:span text:style-name="T18">7187</text:span> TPS</text:p>
      <text:p text:style-name="P8">These are only the transportation costs of the fraud detection check, not including the serialization and de-serialization of the transactions.</text:p>
      <text:h text:style-name="P35" text:outline-level="1">Sizing of the Cluster to Achieve a Particular Performance</text:h>
      <text:p text:style-name="P7">The requirement was to have 20 transactions for 30 million credit cards.</text:p>
      <text:p text:style-name="P7">20 * 30 million * <text:span text:style-name="T18">80</text:span> bytes = <text:span text:style-name="T18">48</text:span> GB</text:p>
      <text:p text:style-name="P7">We have <text:span text:style-name="T18">48</text:span> GB of active data and we need one backup, since the data loss would mean not detecting possible frauds, we end up with total <text:span text:style-name="T18">96</text:span> GB. Finally we add a 40 % of headroom and end up with <text:span text:style-name="T18">160</text:span> GB of total data.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
          </table:table-cell>
          <table:table-cell table:style-name="Table1.A1" office:value-type="string">
            <text:p text:style-name="P20">On Heap</text:p>
          </table:table-cell>
          <table:table-cell table:style-name="Table1.C1" office:value-type="string">
            <text:p text:style-name="P20">HD Memory</text:p>
          </table:table-cell>
        </table:table-row>
        <table:table-row table:style-name="Table1.1">
          <table:table-cell table:style-name="Table1.A2" office:value-type="string">
            <text:p text:style-name="P22">Number of JVMs</text:p>
          </table:table-cell>
          <table:table-cell table:style-name="Table1.A2" office:value-type="string">
            <text:p text:style-name="P24">46</text:p>
          </table:table-cell>
          <table:table-cell table:style-name="Table1.C2" office:value-type="string">
            <text:p text:style-name="P25">3</text:p>
          </table:table-cell>
        </table:table-row>
        <table:table-row table:style-name="Table1.1">
          <table:table-cell table:style-name="Table1.A2" office:value-type="string">
            <text:p text:style-name="P22">Number of CPU</text:p>
            <text:p text:style-name="P22">(8 CPU per member)</text:p>
          </table:table-cell>
          <table:table-cell table:style-name="Table1.A2" office:value-type="string">
            <text:p text:style-name="P24">368</text:p>
          </table:table-cell>
          <table:table-cell table:style-name="Table1.C2" office:value-type="string">
            <text:p text:style-name="P25">24</text:p>
          </table:table-cell>
        </table:table-row>
        <table:table-row table:style-name="Table1.1">
          <table:table-cell table:style-name="Table1.A2" office:value-type="string">
            <text:p text:style-name="P22">RAM </text:p>
          </table:table-cell>
          <table:table-cell table:style-name="Table1.A2" office:value-type="string">
            <text:p text:style-name="P21"><text:span text:style-name="T19">184</text:span> GB</text:p>
          </table:table-cell>
          <table:table-cell table:style-name="Table1.C2" office:value-type="string">
            <text:p text:style-name="P21"><text:span text:style-name="T28">192</text:span> GB</text:p>
          </table:table-cell>
        </table:table-row>
      </table:table>
      <text:p text:style-name="P7"/>
      <text:p text:style-name="P7">Since recommendations of Hazelcast is having smaller clusters with more powerful hardware I suggest using the HD Memory feature. Further when using HD Memory Hazelcast recommends a maximum of 100 GB of HD Memory per member. </text:p>
      <text:p text:style-name="P13">Knowing this, I recommend 3 members of the cluster with each having 64 GB memory </text:p>
      <text:p text:style-name="P12">Additionally I suggest setting partition-count to above <text:span text:style-name="T20">1600</text:span> for example <text:bookmark-start text:name="__DdeLink__755_2168404174"/><text:span text:style-name="T4">2</text:span><text:bookmark-end text:name="__DdeLink__755_2168404174"/><text:span text:style-name="T4">791, which lead to a partition size of 160000 MB / 2791 = 57.9 MB</text:span>. <text:span text:style-name="T20">Hazelcasts recommendations are to have a partition size of 50 -100 MB.</text:span></text:p>
      <text:h text:style-name="P35" text:outline-level="1">Durability and Availability of the Application</text:h>
      <text:p text:style-name="P7">The cluster is designed to hold one backup, but I would favor performance over perfect data integrity. That’s why I recommend setting a<text:span text:style-name="T22">sync-backup-count = 1</text:span> instead of backup-count = 1 <text:span text:style-name="T27">and also setting </text:span><text:span text:style-name="T23">read-backup-data = 1</text:span><text:span text:style-name="T27"> helps increase performance</text:span>. </text:p>
      <text:p text:style-name="P14">Remember we have <text:span text:style-name="T28">3</text:span> members carrying <text:span text:style-name="T28">160</text:span> GB of data, so one member holds <text:span text:style-name="T28">53</text:span> GB. </text:p>
      <text:p text:style-name="P14"><text:soft-page-break/>In case of a member shutdown the <text:span text:style-name="T28">53</text:span> GB <text:span text:style-name="T28">would be spit up to the remaining 2 members</text:span>, resulting in <text:span text:style-name="T28">79.5</text:span> GB of data on each, <text:span text:style-name="T29">which is more than the 64 GB it provides </text:span><text:s/></text:p>
      <text:p text:style-name="P8"><text:span text:style-name="T29">If we need high availability I suggest to increase the number of members to 4.</text:span> Then each member <text:span text:style-name="T33">then </text:span>holds <text:span text:style-name="T29">40</text:span> GB data and in the case of a member shutdown each member had to carry <text:span text:style-name="T29">13</text:span> GB more what sums up to <text:span text:style-name="T29">53</text:span> GB.</text:p>
      <text:h text:style-name="P35" text:outline-level="1">Test Environment</text:h>
      <text:p text:style-name="P7">I tested the solution on my personal laptop which has the following specification</text:p>
      <table:table table:name="Table2" table:style-name="Table2">
        <table:table-column table:style-name="Table2.A"/>
        <table:table-column table:style-name="Table2.B"/>
        <table:table-row table:style-name="Table2.1">
          <table:table-cell table:style-name="Table2.A1" office:value-type="string">
            <text:p text:style-name="P20">Name</text:p>
          </table:table-cell>
          <table:table-cell table:style-name="Table2.B1" office:value-type="string">
            <text:p text:style-name="P23">Value</text:p>
          </table:table-cell>
        </table:table-row>
        <table:table-row table:style-name="Table2.1">
          <table:table-cell table:style-name="Table2.A2" office:value-type="string">
            <text:p text:style-name="P22">OS</text:p>
          </table:table-cell>
          <table:table-cell table:style-name="Table2.B2" office:value-type="string">
            <text:p text:style-name="P21">Ubuntu Linux</text:p>
          </table:table-cell>
        </table:table-row>
        <table:table-row table:style-name="Table2.1">
          <table:table-cell table:style-name="Table2.A2" office:value-type="string">
            <text:p text:style-name="P22">OS-type</text:p>
          </table:table-cell>
          <table:table-cell table:style-name="Table2.B2" office:value-type="string">
            <text:p text:style-name="P21">64-bit</text:p>
          </table:table-cell>
        </table:table-row>
        <table:table-row table:style-name="Table2.1">
          <table:table-cell table:style-name="Table2.A2" office:value-type="string">
            <text:p text:style-name="P22">Memory</text:p>
          </table:table-cell>
          <table:table-cell table:style-name="Table2.B2" office:value-type="string">
            <text:p text:style-name="P21">16 GB</text:p>
          </table:table-cell>
        </table:table-row>
        <table:table-row table:style-name="Table2.1">
          <table:table-cell table:style-name="Table2.A2" office:value-type="string">
            <text:p text:style-name="P22">CPU</text:p>
          </table:table-cell>
          <table:table-cell table:style-name="Table2.B2" office:value-type="string">
            <text:p text:style-name="P21">4 * 2.6 GHz</text:p>
          </table:table-cell>
        </table:table-row>
        <table:table-row table:style-name="Table2.1">
          <table:table-cell table:style-name="Table2.A2" office:value-type="string">
            <text:p text:style-name="P22">Disk</text:p>
          </table:table-cell>
          <table:table-cell table:style-name="Table2.B2" office:value-type="string">
            <text:p text:style-name="P21">500 GB</text:p>
          </table:table-cell>
        </table:table-row>
      </table:table>
      <text:p text:style-name="P7"/>
      <text:p text:style-name="P7">And the following Hazelcast configuration</text:p>
      <text:p text:style-name="P27"><text:span text:style-name="T24">&lt;</text:span><text:span text:style-name="T6">native-memory </text:span><text:span text:style-name="T9">enabled=</text:span><text:span text:style-name="T13">"true" </text:span><text:span text:style-name="T9">allocator-type=</text:span><text:span text:style-name="T13">"POOLED"</text:span><text:span text:style-name="T24">&gt;</text:span></text:p>
      <text:p text:style-name="P28"><text:s text:c="4"/><text:span text:style-name="T26">&lt;</text:span><text:span text:style-name="T5">size </text:span><text:span text:style-name="T8">value=</text:span><text:span text:style-name="T11">"</text:span><text:span text:style-name="T12">6</text:span><text:span text:style-name="T11">" </text:span><text:span text:style-name="T8">unit=</text:span><text:span text:style-name="T11">"GIGABYTES"</text:span><text:span text:style-name="T26">/&gt;</text:span></text:p>
      <text:p text:style-name="P26"><text:span text:style-name="T21">&lt;/</text:span><text:span text:style-name="T7">native-memory</text:span><text:span text:style-name="T21">&gt;</text:span></text:p>
      <text:p text:style-name="P26"><text:span text:style-name="T21">&lt;</text:span><text:span text:style-name="T7">map </text:span><text:span text:style-name="T10">name=</text:span><text:span text:style-name="T14">"historicalTransactions"</text:span><text:span text:style-name="T21">&gt;</text:span></text:p>
      <text:p text:style-name="P28"><text:s text:c="4"/><text:span text:style-name="T26">&lt;</text:span><text:span text:style-name="T5">in-memory-format</text:span><text:span text:style-name="T26">&gt;</text:span><text:span text:style-name="T25">NATIVE</text:span><text:span text:style-name="T26">&lt;/</text:span><text:span text:style-name="T5">in-memory-format</text:span><text:span text:style-name="T26">&gt;</text:span></text:p>
      <text:p text:style-name="P28"><text:s text:c="4"/><text:span text:style-name="T26">&lt;</text:span><text:span text:style-name="T5">backup-count</text:span><text:span text:style-name="T26">&gt;</text:span><text:span text:style-name="T25">0</text:span><text:span text:style-name="T26">&lt;/</text:span><text:span text:style-name="T5">backup-count</text:span><text:span text:style-name="T26">&gt;</text:span></text:p>
      <text:p text:style-name="P28"><text:s text:c="4"/><text:span text:style-name="T26">&lt;</text:span><text:span text:style-name="T5">read-backup-data</text:span><text:span text:style-name="T26">&gt;</text:span><text:span text:style-name="T25">true</text:span><text:span text:style-name="T26">&lt;/</text:span><text:span text:style-name="T5">read-backup-data</text:span><text:span text:style-name="T26">&gt;</text:span></text:p>
      <text:p text:style-name="P29"><text:span text:style-name="T21">&lt;/</text:span><text:span text:style-name="T7">map</text:span><text:span text:style-name="T21">&gt;</text:span></text:p>
      <text:p text:style-name="P16">I run a 2 node cluster on my personal laptop, one member and one loader (see installation description).</text:p>
      <text:p text:style-name="P7"><text:span text:style-name="T31">I also worked only with</text:span> <text:span text:style-name="T30">2 4</text:span>00 000 credit cards <text:span text:style-name="T30">each having 20 transactions</text:span>. </text:p>
      <text:p text:style-name="P15">Executing my first test (from the IDE) I received the following results</text:p>
      <table:table table:name="Table3" table:style-name="Table3">
        <table:table-column table:style-name="Table3.A"/>
        <table:table-column table:style-name="Table3.B"/>
        <table:table-row table:style-name="Table3.1">
          <table:table-cell table:style-name="Table3.A1" office:value-type="string">
            <text:p text:style-name="P20">Number of Servers</text:p>
          </table:table-cell>
          <table:table-cell table:style-name="Table3.B1" office:value-type="string">
            <text:p text:style-name="P20">TPS total</text:p>
          </table:table-cell>
        </table:table-row>
        <table:table-row table:style-name="Table3.1">
          <table:table-cell table:style-name="Table3.A2" office:value-type="string">
            <text:p text:style-name="P21">1</text:p>
          </table:table-cell>
          <table:table-cell table:style-name="Table3.B2" office:value-type="string">
            <text:p text:style-name="P21">850</text:p>
          </table:table-cell>
        </table:table-row>
        <table:table-row table:style-name="Table3.1">
          <table:table-cell table:style-name="Table3.A2" office:value-type="string">
            <text:p text:style-name="P21">2</text:p>
          </table:table-cell>
          <table:table-cell table:style-name="Table3.B2" office:value-type="string">
            <text:p text:style-name="P21">980</text:p>
          </table:table-cell>
        </table:table-row>
        <table:table-row table:style-name="Table3.1">
          <table:table-cell table:style-name="Table3.A2" office:value-type="string">
            <text:p text:style-name="P21">3</text:p>
          </table:table-cell>
          <table:table-cell table:style-name="Table3.B2" office:value-type="string">
            <text:p text:style-name="P21">1200</text:p>
          </table:table-cell>
        </table:table-row>
        <table:table-row table:style-name="Table3.1">
          <table:table-cell table:style-name="Table3.A2" office:value-type="string">
            <text:p text:style-name="P21">4</text:p>
          </table:table-cell>
          <table:table-cell table:style-name="Table3.B2" office:value-type="string">
            <text:p text:style-name="P21">1200</text:p>
          </table:table-cell>
        </table:table-row>
      </table:table>
      <text:p text:style-name="P7"/>
      <text:p text:style-name="P7">I noticed that having more Fraud Detection applications running was resulting in a higher total TPS. So I changed my implementation of FraudDetectionImpl to be able to start multiple worker threads. There is a configuration property I added to the FraudDetection.properties file </text:p>
      <text:p text:style-name="P7"><text:soft-page-break/><text:span text:style-name="T15">NumberOfWorkers</text:span> which <text:span text:style-name="T30">I set to 4 on my tests, but it defaults to 8. My recommendation is setting this property to the number of CPUs on the machine running the server application.</text:span></text:p>
      <text:p text:style-name="P16">Implementing all the mentioned optimizations and running the application from scripts I received a average TPS of <text:span text:style-name="T32">2550</text:span>.</text:p>
      <text:h text:style-name="P35" text:outline-level="1">Production Environment</text:h>
      <text:p text:style-name="P7">Based on the measurements of my test environment my calculation is the following. I must state out that whatever I write in this section is based ONLY on my personal measurements on my laptop with</text:p>
      <text:list xml:id="list87494723" text:style-name="WW8Num4">
        <text:list-item>
          <text:p text:style-name="P32">different data size</text:p>
        </text:list-item>
        <text:list-item>
          <text:p text:style-name="P32">no network costs</text:p>
        </text:list-item>
        <text:list-item>
          <text:p text:style-name="P32">different configuration then suggested</text:p>
        </text:list-item>
      </text:list>
      <text:p text:style-name="P7">If my machine is able to do <text:span text:style-name="T32">2550</text:span> TPS with 4 CPUs I assume 8 CPUs would do almost the double, which is <text:span text:style-name="T32">5100</text:span> TPS. </text:p>
      <text:p text:style-name="P7">If the network supports that amount of TPS, I estimate that a line of a Fraud Detection server could execut<text:span text:style-name="T31">e</text:span> <text:span text:style-name="T32">5100</text:span> T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DejaVu Sans Mono" svg:font-family="'DejaVu Sans Mono'"/>
    <style:font-face style:name="OpenSymbol1" svg:font-family="OpenSymbol, 'Arial Unicode MS'"/>
    <style:font-face style:name="DejaVu Sans Mono1" svg:font-family="'DejaVu Sans Mono'" style:font-family-generic="modern"/>
    <style:font-face style:name="Liberation Mono" svg:font-family="'Liberation Mono', 'Courier New'" style:font-family-generic="modern"/>
    <style:font-face style:name="Arial" svg:font-family="Arial, Helvetica" style:font-family-generic="swiss"/>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ejaVu Sans Mono1" style:font-family-asian="'DejaVu Sans Mono'" style:font-family-generic-asian="modern" style:font-size-asian="10pt" style:font-name-complex="Liberation Mono" style:font-family-complex="'Liberation Mono', 'Courier New'" style:font-family-generic-complex="modern"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465in" fo:text-indent="-0.25in" fo:margin-left="0.546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965in" fo:text-indent="-0.25in" fo:margin-left="0.796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0465in" fo:text-indent="-0.25in" fo:margin-left="1.0465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965in" fo:text-indent="-0.25in" fo:margin-left="1.296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965in" fo:text-indent="-0.25in" fo:margin-left="1.796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965in" fo:text-indent="-0.25in" fo:margin-left="2.296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465in" fo:text-indent="-0.25in" fo:margin-left="2.546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01:15.293795508</meta:creation-date>
    <dc:date>2017-06-17T11:04:04.497007495</dc:date>
    <meta:editing-duration>PT2H18M31S</meta:editing-duration>
    <meta:editing-cycles>12</meta:editing-cycles>
    <meta:generator>LibreOffice/5.3.1.2$Linux_X86_64 LibreOffice_project/30m0$Build-2</meta:generator>
    <meta:document-statistic meta:table-count="3" meta:image-count="0" meta:object-count="0" meta:page-count="5" meta:paragraph-count="98" meta:word-count="1135" meta:character-count="6859" meta:non-whitespace-character-count="5798"/>
  </office:meta>
</office:document-meta>
</file>